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3cm" svg:stroke-color="#000000" draw:marker-start-width="0.43cm" draw:marker-end-width="0.43cm" draw:fill="none" draw:textarea-vertical-align="middle" fo:padding-top="0.152cm" fo:padding-bottom="0.152cm" fo:padding-left="0.277cm" fo:padding-right="0.277cm"/>
    </style:style>
    <style:style style:name="gr3" style:family="graphic" style:parent-style-name="standard">
      <style:graphic-properties draw:textarea-horizontal-align="justify" draw:textarea-vertical-align="middle" draw:auto-grow-height="false" fo:min-height="0.536cm" fo:min-width="0.285cm"/>
      <style:paragraph-properties style:writing-mode="lr-tb"/>
    </style:style>
    <style:style style:name="gr4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0.2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0.422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4cm" fo:min-width="0.6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81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2cm" fo:min-width="1.7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1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1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2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8cm" fo:min-width="0.802cm"/>
      <style:paragraph-properties style:writing-mode="lr-tb"/>
    </style:style>
    <style:style style:name="gr19" style:family="graphic" style:parent-style-name="standard">
      <style:graphic-properties draw:stroke="none" draw:fill="none" fo:min-height="0.39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37cm" fo:min-width="1.29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9cm" fo:min-width="0.539cm"/>
      <style:paragraph-properties style:writing-mode="lr-tb"/>
    </style:style>
    <style:style style:name="gr22" style:family="graphic" style:parent-style-name="standard">
      <style:graphic-properties draw:stroke="none" draw:fill="none" fo:min-height="0.6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loext:graphic-properties draw:fill="none"/>
      <style:text-properties fo:font-size="7pt" style:font-size-asian="7pt" style:font-size-complex="7pt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8pt" style:font-size-asian="8pt" style:font-size-complex="8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  <style:text-properties fo:language="en" fo:country="GB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text-properties fo:font-size="9pt"/>
    </style:style>
    <style:style style:name="P16" style:family="paragraph">
      <loext:graphic-properties draw:fill="none" draw:fill-color="#ffffff"/>
      <style:text-properties fo:font-size="9pt" fo:language="en" fo:country="GB"/>
    </style:style>
    <style:style style:name="P17" style:family="paragraph">
      <loext:graphic-properties draw:fill="none" draw:fill-color="#ffffff"/>
      <style:text-properties fo:language="en" fo:country="GB"/>
    </style:style>
    <style:style style:name="P18" style:family="paragraph">
      <loext:graphic-properties draw:fill="none" draw:fill-color="#ffffff"/>
      <style:text-properties fo:font-size="7pt" fo:language="en" fo:country="GB" style:font-size-asian="7pt" style:font-size-complex="7pt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none"/>
    </style:style>
    <style:style style:name="P22" style:family="paragraph">
      <style:text-properties fo:font-size="6pt" style:font-size-asian="9pt" style:font-size-complex="9pt"/>
    </style:style>
    <style:style style:name="P23" style:family="paragraph">
      <loext:graphic-properties draw:fill="none" draw:fill-color="#ffffff"/>
      <style:text-properties fo:font-size="6pt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position="-33% 58%" fo:font-size="9pt" style:font-size-asian="9pt" style:font-size-complex="9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language="en" fo:country="GB"/>
    </style:style>
    <style:style style:name="T8" style:family="text">
      <style:text-properties fo:font-size="7pt" fo:language="en" fo:country="GB" style:font-size-asian="7pt" style:font-size-complex="7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font-size-asian="9pt" style:font-size-complex="9pt"/>
    </style:style>
    <style:style style:name="T11" style:family="text">
      <style:text-properties style:text-position="-33% 58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line draw:style-name="gr1" draw:text-style-name="P1" draw:layer="layout" svg:x1="6.485cm" svg:y1="2.801cm" svg:x2="6.641cm" svg:y2="2.883cm">
            <text:p/>
          </draw:line>
          <draw:line draw:style-name="gr1" draw:text-style-name="P1" draw:layer="layout" svg:x1="6.36cm" svg:y1="3.109cm" svg:x2="6.642cm" svg:y2="2.88cm">
            <text:p/>
          </draw:line>
          <draw:line draw:style-name="gr1" draw:text-style-name="P1" draw:layer="layout" svg:x1="6.379cm" svg:y1="3.503cm" svg:x2="6.698cm" svg:y2="3.676cm">
            <text:p/>
          </draw:line>
          <draw:line draw:style-name="gr1" draw:text-style-name="P1" draw:layer="layout" svg:x1="6.352cm" svg:y1="3.1cm" svg:x2="6.671cm" svg:y2="3.273cm">
            <text:p/>
          </draw:line>
          <draw:line draw:style-name="gr1" draw:text-style-name="P1" draw:layer="layout" svg:x1="6.382cm" svg:y1="3.512cm" svg:x2="6.664cm" svg:y2="3.283cm">
            <text:p/>
          </draw:line>
          <draw:line draw:style-name="gr1" draw:text-style-name="P1" draw:layer="layout" svg:x1="6.419cm" svg:y1="3.91cm" svg:x2="6.701cm" svg:y2="3.681cm">
            <text:p/>
          </draw:line>
          <draw:line draw:style-name="gr1" draw:text-style-name="P1" draw:layer="layout" svg:x1="6.433cm" svg:y1="3.904cm" svg:x2="6.589cm" svg:y2="3.986cm">
            <text:p/>
          </draw:line>
        </draw:g>
        <draw:g xml:id="id10" draw:id="id10">
          <draw:line draw:style-name="gr2" draw:text-style-name="P1" draw:layer="layout" svg:x1="7.18cm" svg:y1="3.246cm" svg:x2="7.827cm" svg:y2="3.246cm">
            <text:p/>
          </draw:line>
          <draw:line draw:style-name="gr2" draw:text-style-name="P1" draw:layer="layout" svg:x1="7.18cm" svg:y1="3.246cm" svg:x2="7.827cm" svg:y2="3.246cm">
            <text:p/>
          </draw:line>
          <draw:line draw:style-name="gr2" draw:text-style-name="P1" draw:layer="layout" svg:x1="7.18cm" svg:y1="3.601cm" svg:x2="7.827cm" svg:y2="3.601cm">
            <text:p/>
          </draw:line>
          <draw:line draw:style-name="gr2" draw:text-style-name="P1" draw:layer="layout" svg:x1="7.499cm" svg:y1="4.081cm" svg:x2="7.504cm" svg:y2="3.598cm">
            <text:p/>
          </draw:line>
          <draw:line draw:style-name="gr2" draw:text-style-name="P1" draw:layer="layout" svg:x1="7.499cm" svg:y1="3.253cm" svg:x2="7.504cm" svg:y2="2.77cm">
            <text:p/>
          </draw:line>
        </draw:g>
        <draw:custom-shape draw:style-name="gr3" draw:text-style-name="P2" xml:id="id1" draw:id="id1" draw:layer="layout" svg:width="1.109cm" svg:height="1.11cm" svg:x="0.128cm" svg:y="3.008cm">
          <text:p text:style-name="P2"/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1.815cm" svg:y1="5.99cm" svg:x2="1.264cm" svg:y2="5.995cm">
            <text:p/>
          </draw:line>
          <draw:line draw:style-name="gr2" draw:text-style-name="P1" draw:layer="layout" svg:x1="1.815cm" svg:y1="5.987cm" svg:x2="1.264cm" svg:y2="5.992cm">
            <text:p/>
          </draw:line>
          <draw:line draw:style-name="gr2" draw:text-style-name="P1" draw:layer="layout" svg:x1="1.414cm" svg:y1="6.094cm" svg:x2="1.688cm" svg:y2="6.094cm">
            <text:p/>
          </draw:line>
          <draw:line draw:style-name="gr2" draw:text-style-name="P1" draw:layer="layout" svg:x1="1.488cm" svg:y1="6.184cm" svg:x2="1.62cm" svg:y2="6.184cm">
            <text:p/>
          </draw:line>
          <draw:line draw:style-name="gr2" draw:text-style-name="P1" draw:layer="layout" svg:x1="1.547cm" svg:y1="5.983cm" svg:x2="1.549cm" svg:y2="5.752cm">
            <text:p/>
          </draw:line>
        </draw:g>
        <draw:connector draw:style-name="gr4" draw:text-style-name="P2" draw:layer="layout" draw:line-skew="0.274cm" svg:x1="0.683cm" svg:y1="4.118cm" svg:x2="2.767cm" svg:y2="4.909cm" draw:start-shape="id1" draw:start-glue-point="8" draw:end-shape="id2" draw:end-glue-point="2" svg:d="M683 4118v1615h2084v-824" svg:viewBox="0 0 2085 1616">
          <text:p/>
        </draw:connector>
        <draw:frame draw:style-name="gr5" draw:text-style-name="P4" draw:layer="layout" svg:width="0.343cm" svg:height="0.526cm" svg:x="1.598cm" svg:y="0.72cm">
          <draw:text-box>
            <text:p text:style-name="P3"><text:span text:style-name="T1">1</text:span></text:p>
          </draw:text-box>
        </draw:frame>
        <draw:frame draw:style-name="gr6" draw:text-style-name="P6" draw:layer="layout" svg:width="0.922cm" svg:height="1.263cm" svg:x="-0.137cm" svg:y="3.763cm">
          <draw:text-box>
            <text:p text:style-name="P5"><text:span text:style-name="T2">v</text:span><text:span text:style-name="T3">in</text:span></text:p>
          </draw:text-box>
        </draw:frame>
        <draw:frame draw:style-name="gr7" draw:text-style-name="P8" draw:layer="layout" svg:width="1.328cm" svg:height="0.569cm" svg:x="5.183cm" svg:y="3.23cm">
          <draw:text-box>
            <text:p text:style-name="P7"><text:span text:style-name="T4">100k</text:span><text:span text:style-name="T5">Ω</text:span></text:p>
          </draw:text-box>
        </draw:frame>
        <draw:frame draw:style-name="gr8" draw:text-style-name="P10" draw:layer="layout" svg:width="0.959cm" svg:height="0.962cm" svg:x="7.648cm" svg:y="3.145cm">
          <draw:text-box>
            <text:p text:style-name="P9"><text:span text:style-name="T6">C</text:span></text:p>
          </draw:text-box>
        </draw:frame>
        <draw:frame draw:style-name="gr9" draw:text-style-name="P6" draw:layer="layout" svg:width="1.205cm" svg:height="0.607cm" svg:x="0.959cm" svg:y="6.189cm">
          <draw:text-box>
            <text:p text:style-name="P5"><text:span text:style-name="T2">GN</text:span><text:span text:style-name="T2">D</text:span></text:p>
          </draw:text-box>
        </draw:frame>
        <draw:frame draw:style-name="gr10" draw:text-style-name="P11" xml:id="id3" draw:id="id3" draw:layer="layout" svg:width="0.811cm" svg:height="1.131cm" svg:x="0.234cm" svg:y="3.072cm">
          <draw:text-box>
            <text:p>~</text:p>
          </draw:text-box>
        </draw:frame>
        <draw:g xml:id="id2" draw:id="id2">
          <draw:path draw:style-name="gr1" draw:text-style-name="P12" draw:layer="layout" svg:width="0.323cm" svg:height="0.182cm" draw:transform="skewX (0.101752695391269) rotate (-2.94227605301204) translate (3.08059658392915cm 3.39140685822581cm)" svg:viewBox="0 0 324 183" svg:d="M324 0c-301-1-324 183-324 183">
            <text:p/>
          </draw:path>
          <draw:path draw:style-name="gr1" draw:text-style-name="P12" draw:layer="layout" svg:width="0.325cm" svg:height="0.182cm" draw:transform="skewX (-0.0935496479068961) rotate (-0.199316600577753) translate (2.76258242477341cm 2.99211945472936cm)" svg:viewBox="0 0 326 183" svg:d="M0 0c301-1 326 183 326 183">
            <text:p/>
          </draw:path>
          <draw:path draw:style-name="gr1" draw:text-style-name="P12" draw:layer="layout" svg:width="0.319cm" svg:height="0.073cm" draw:transform="skewX (0.183434104384604) rotate (3.06514723235244) translate (2.7629661020524cm 3.44914232103461cm)" svg:viewBox="0 0 320 74" svg:d="M0 0c296 0 320 74 320 74">
            <text:p/>
          </draw:path>
          <draw:path draw:style-name="gr1" draw:text-style-name="P12" draw:layer="layout" svg:width="0.319cm" svg:height="0.109cm" draw:transform="skewX (-0.0481710873550435) rotate (0.116587994033221) translate (2.45561922638235cm 3.25897233898335cm)" svg:viewBox="0 0 320 110" svg:d="M320 0c-297 0-320 110-320 110">
            <text:p/>
          </draw:path>
          <draw:path draw:style-name="gr1" draw:text-style-name="P12" draw:layer="layout" svg:width="0.324cm" svg:height="0.181cm" draw:transform="skewX (-0.101752695391269) rotate (-0.202632726156543) translate (2.77180523734311cm 3.22115611459181cm)" svg:viewBox="0 0 325 182" svg:d="M0 0c302-2 325 182 325 182">
            <text:p/>
          </draw:path>
          <draw:path draw:style-name="gr1" draw:text-style-name="P12" draw:layer="layout" svg:width="0.323cm" svg:height="0.182cm" draw:transform="skewX (0.101752695391269) rotate (-2.94227605301204) translate (3.08981803503325cm 3.65565410632065cm)" svg:viewBox="0 0 324 183" svg:d="M324 0c-301-1-324 183-324 183">
            <text:p/>
          </draw:path>
          <draw:path draw:style-name="gr1" draw:text-style-name="P12" draw:layer="layout" svg:width="0.318cm" svg:height="0.073cm" draw:transform="skewX (0.165108147238664) rotate (3.06514723235244) translate (2.76450302813581cm 3.71988738459298cm)" svg:viewBox="0 0 319 74" svg:d="M0 0c296 0 319 74 319 74">
            <text:p/>
          </draw:path>
          <draw:path draw:style-name="gr1" draw:text-style-name="P12" draw:layer="layout" svg:width="0.319cm" svg:height="0.109cm" draw:transform="skewX (-0.0481710873550435) rotate (0.116587994033221) translate (2.45561922638235cm 3.53025896049055cm)" svg:viewBox="0 0 320 110" svg:d="M320 0c-297 0-320 110-320 110">
            <text:p/>
          </draw:path>
          <draw:path draw:style-name="gr1" draw:text-style-name="P12" draw:layer="layout" svg:width="0.324cm" svg:height="0.18cm" draw:transform="skewX (-0.105766952670856) rotate (-0.205774318810132) translate (2.77180737026331cm 3.49242128423641cm)" svg:viewBox="0 0 325 181" svg:d="M0 0c302-3 325 181 325 181">
            <text:p/>
          </draw:path>
          <draw:path draw:style-name="gr1" draw:text-style-name="P12" draw:layer="layout" svg:width="0.323cm" svg:height="0.182cm" draw:transform="skewX (0.101752695391269) rotate (-2.94227605301204) translate (3.08059658392915cm 3.93343861097772cm)" svg:viewBox="0 0 324 183" svg:d="M324 0c-301-1-324 183-324 183">
            <text:p/>
          </draw:path>
          <draw:path draw:style-name="gr1" draw:text-style-name="P12" draw:layer="layout" svg:width="0.318cm" svg:height="0.073cm" draw:transform="skewX (0.165108147238664) rotate (3.06514723235244) translate (2.76450302813581cm 3.99117400610017cm)" svg:viewBox="0 0 319 74" svg:d="M0 0c296 0 319 74 319 74">
            <text:p/>
          </draw:path>
          <draw:path draw:style-name="gr1" draw:text-style-name="P12" draw:layer="layout" svg:width="0.319cm" svg:height="0.109cm" draw:transform="skewX (-0.0481710873550435) rotate (0.116587994033221) translate (2.45561922638235cm 3.80100409173525cm)" svg:viewBox="0 0 320 110" svg:d="M320 0c-297 0-320 110-320 110">
            <text:p/>
          </draw:path>
          <draw:path draw:style-name="gr1" draw:text-style-name="P12" draw:layer="layout" svg:width="0.324cm" svg:height="0.181cm" draw:transform="skewX (-0.101752695391269) rotate (-0.202632726156543) translate (2.77180523734311cm 3.76318786734371cm)" svg:viewBox="0 0 325 182" svg:d="M0 0c302-2 325 182 325 182">
            <text:p/>
          </draw:path>
          <draw:path draw:style-name="gr1" draw:text-style-name="P12" draw:layer="layout" svg:width="0.323cm" svg:height="0.182cm" draw:transform="skewX (0.101752695391269) rotate (-2.94227605301204) translate (3.08981803503325cm 4.18469009277281cm)" svg:viewBox="0 0 324 183" svg:d="M324 0c-301-1-324 183-324 183">
            <text:p/>
          </draw:path>
          <draw:line draw:style-name="gr1" draw:text-style-name="P12" draw:layer="layout" svg:x1="2.761cm" svg:y1="3.013cm" svg:x2="2.767cm" svg:y2="2.351cm">
            <text:p/>
          </draw:line>
          <draw:line draw:style-name="gr1" draw:text-style-name="P12" draw:layer="layout" svg:x1="2.767cm" svg:y1="4.909cm" svg:x2="2.773cm" svg:y2="4.247cm">
            <text:p/>
          </draw:line>
        </draw:g>
        <draw:connector draw:style-name="gr4" draw:text-style-name="P2" draw:layer="layout" draw:line-skew="-0.552cm" svg:x1="0.639cm" svg:y1="3.072cm" svg:x2="2.767cm" svg:y2="2.351cm" draw:start-shape="id3" draw:start-glue-point="0" draw:end-shape="id2" draw:end-glue-point="0" svg:d="M639 3072v-1823h2128v1102" svg:viewBox="0 0 2129 1824">
          <text:p/>
        </draw:connector>
        <draw:line draw:style-name="gr11" draw:text-style-name="P12" draw:layer="layout" svg:x1="3.826cm" svg:y1="2.214cm" svg:x2="3.826cm" svg:y2="5.019cm">
          <text:p/>
        </draw:line>
        <draw:line draw:style-name="gr11" draw:text-style-name="P12" draw:layer="layout" svg:x1="3.426cm" svg:y1="2.215cm" svg:x2="3.426cm" svg:y2="5.02cm">
          <text:p/>
        </draw:line>
        <draw:frame draw:style-name="gr12" draw:text-style-name="P14" draw:layer="layout" svg:width="1.383cm" svg:height="0.962cm" svg:x="3.054cm" svg:y="1.618cm">
          <draw:text-box>
            <text:p text:style-name="P13"><text:span text:style-name="T6">10:1</text:span></text:p>
          </draw:text-box>
        </draw:frame>
        <draw:g xml:id="id4" draw:id="id4">
          <draw:path draw:style-name="gr1" draw:text-style-name="P12" draw:layer="layout" svg:width="0.325cm" svg:height="0.184cm" draw:transform="skewX (-0.0932005820564972) rotate (2.94611577736643) translate (4.4258402301237cm 3.45848775706811cm)" svg:viewBox="0 0 326 185" svg:d="M0 0c301 0 326 185 326 185">
            <text:p/>
          </draw:path>
          <draw:path draw:style-name="gr1" draw:text-style-name="P12" draw:layer="layout" svg:width="0.326cm" svg:height="0.184cm" draw:transform="skewX (0.0848230016469244) rotate (0.195476876223365) translate (4.10480221617849cm 3.05820895653023cm)" svg:viewBox="0 0 327 185" svg:d="M327 0c-302 0-327 185-327 185">
            <text:p/>
          </draw:path>
          <draw:path draw:style-name="gr1" draw:text-style-name="P12" draw:layer="layout" svg:width="0.318cm" svg:height="0.072cm" draw:transform="skewX (-0.163537350911869) rotate (-3.06183110677365) translate (4.74389434111196cm 3.42655857234703cm)" svg:viewBox="0 0 319 73" svg:d="M319 0c-296-1-319 73-319 73">
            <text:p/>
          </draw:path>
          <draw:path draw:style-name="gr1" draw:text-style-name="P12" draw:layer="layout" svg:width="0.32cm" svg:height="0.109cm" draw:transform="skewX (0.0481710873550435) rotate (-0.116587994033222) translate (4.41477619320065cm 3.22439846603593cm)" svg:viewBox="0 0 321 110" svg:d="M0 0c298 0 321 110 321 110">
            <text:p/>
          </draw:path>
          <draw:path draw:style-name="gr1" draw:text-style-name="P12" draw:layer="layout" svg:width="0.325cm" svg:height="0.181cm" draw:transform="skewX (0.101752695391269) rotate (0.201934594455744) translate (4.09783561770288cm 3.28911669702944cm)" svg:viewBox="0 0 326 182" svg:d="M326 0c-303-2-326 182-326 182">
            <text:p/>
          </draw:path>
          <draw:path draw:style-name="gr1" draw:text-style-name="P12" draw:layer="layout" svg:width="0.324cm" svg:height="0.184cm" draw:transform="skewX (-0.097563905186483) rotate (2.94611577736643) translate (4.41660363706376cm 3.72294160973534cm)" svg:viewBox="0 0 325 185" svg:d="M0 0c301 0 325 185 325 185">
            <text:p/>
          </draw:path>
          <draw:path draw:style-name="gr1" draw:text-style-name="P12" draw:layer="layout" svg:width="0.318cm" svg:height="0.073cm" draw:transform="skewX (-0.165108147238664) rotate (-3.06532176527764) translate (4.74233159263383cm 3.69863136543712cm)" svg:viewBox="0 0 319 74" svg:d="M319 0c-296 0-319 74-319 74">
            <text:p/>
          </draw:path>
          <draw:path draw:style-name="gr1" draw:text-style-name="P12" draw:layer="layout" svg:width="0.32cm" svg:height="0.108cm" draw:transform="skewX (0.0485201532054424) rotate (-0.119904119612011) translate (4.41477809827898cm 3.49588601075279cm)" svg:viewBox="0 0 321 109" svg:d="M0 0c298-1 321 109 321 109">
            <text:p/>
          </draw:path>
          <draw:path draw:style-name="gr1" draw:text-style-name="P12" draw:layer="layout" svg:width="0.325cm" svg:height="0.181cm" draw:transform="skewX (0.101229096615671) rotate (0.201934594455744) translate (4.09774115396586cm 3.56063476600016cm)" svg:viewBox="0 0 326 182" svg:d="M326 0c-302-2-326 182-326 182">
            <text:p/>
          </draw:path>
          <draw:path draw:style-name="gr1" draw:text-style-name="P12" draw:layer="layout" svg:width="0.325cm" svg:height="0.183cm" draw:transform="skewX (-0.0972148393360842) rotate (2.94297418471284) translate (4.42583997338886cm 4.0009458263427cm)" svg:viewBox="0 0 326 184" svg:d="M0 0c302-1 326 184 326 184">
            <text:p/>
          </draw:path>
          <draw:path draw:style-name="gr1" draw:text-style-name="P12" draw:layer="layout" svg:width="0.318cm" svg:height="0.073cm" draw:transform="skewX (-0.163537350911869) rotate (-3.06532176527764) translate (4.74221251590902cm 3.97013919506661cm)" svg:viewBox="0 0 319 74" svg:d="M319 0c-297 0-319 74-319 74">
            <text:p/>
          </draw:path>
          <draw:path draw:style-name="gr1" draw:text-style-name="P12" draw:layer="layout" svg:width="0.32cm" svg:height="0.109cm" draw:transform="skewX (0.0485201532054424) rotate (-0.116587994033222) translate (4.4147761935cm 3.76685401221833cm)" svg:viewBox="0 0 321 110" svg:d="M0 0c298 0 321 110 321 110">
            <text:p/>
          </draw:path>
          <draw:path draw:style-name="gr1" draw:text-style-name="P12" draw:layer="layout" svg:width="0.325cm" svg:height="0.181cm" draw:transform="skewX (0.101752695391269) rotate (0.201934594455744) translate (4.09783561770288cm 3.83157224317678cm)" svg:viewBox="0 0 326 182" svg:d="M326 0c-303-2-326 182-326 182">
            <text:p/>
          </draw:path>
          <draw:path draw:style-name="gr1" draw:text-style-name="P12" draw:layer="layout" svg:width="0.324cm" svg:height="0.183cm" draw:transform="skewX (-0.101229096615671) rotate (2.94297418471284) translate (4.41660339036088cm 4.25239375384873cm)" svg:viewBox="0 0 325 184" svg:d="M0 0c302-1 325 184 325 184">
            <text:p/>
          </draw:path>
          <draw:line draw:style-name="gr1" draw:text-style-name="P12" draw:layer="layout" svg:x1="4.427cm" svg:y1="3.016cm" svg:x2="4.421cm" svg:y2="2.353cm">
            <text:p/>
          </draw:line>
          <draw:line draw:style-name="gr1" draw:text-style-name="P12" draw:layer="layout" svg:x1="4.422cm" svg:y1="4.913cm" svg:x2="4.416cm" svg:y2="4.25cm">
            <text:p/>
          </draw:line>
        </draw:g>
        <draw:connector draw:style-name="gr4" draw:text-style-name="P2" draw:layer="layout" svg:x1="4.421cm" svg:y1="2.353cm" svg:x2="5.427cm" svg:y2="1.218cm" draw:start-shape="id4" draw:start-glue-point="0" draw:end-shape="id5" draw:end-glue-point="7" svg:d="M4421 2353v-1135h1006" svg:viewBox="0 0 1007 1136">
          <text:p/>
        </draw:connector>
        <draw:connector draw:style-name="gr4" draw:text-style-name="P2" xml:id="id11" draw:id="id11" draw:layer="layout" draw:line-skew="0.026cm" svg:x1="4.421cm" svg:y1="4.913cm" svg:x2="6.526cm" svg:y2="3.986cm" draw:start-shape="id4" draw:start-glue-point="2" draw:end-shape="id6" draw:end-glue-point="2" svg:d="M4421 4913v576h2105v-1503" svg:viewBox="0 0 2106 1504">
          <text:p/>
        </draw:connector>
        <draw:frame draw:style-name="gr13" draw:text-style-name="P16" draw:layer="layout" svg:width="2.263cm" svg:height="1.812cm" svg:x="0.566cm" svg:y="3.627cm">
          <draw:text-box>
            <text:p text:style-name="P15"><text:span text:style-name="T7"/></text:p>
            <text:p text:style-name="P15"><text:span text:style-name="T7">230V / 50Hz</text:span></text:p>
          </draw:text-box>
        </draw:frame>
        <draw:frame draw:style-name="gr14" draw:text-style-name="P17" draw:layer="layout" svg:width="2.614cm" svg:height="3.095cm" svg:x="20.692cm" svg:y="5.833cm">
          <draw:text-box>
            <text:p><text:span text:style-name="T7">DC</text:span></text:p>
            <text:p><text:span text:style-name="T7">Voltage</text:span></text:p>
            <text:p><text:span text:style-name="T7">OUT</text:span></text:p>
            <text:p><text:span text:style-name="T7">12V</text:span></text:p>
          </draw:text-box>
        </draw:frame>
        <draw:frame draw:style-name="gr15" draw:text-style-name="P18" draw:layer="layout" svg:width="2.614cm" svg:height="1.351cm" svg:x="9.833cm" svg:y="2.728cm">
          <draw:text-box>
            <text:p text:style-name="P3"><text:span text:style-name="T8">D</text:span><text:span text:style-name="T8">C</text:span></text:p>
            <text:p text:style-name="P3"><text:span text:style-name="T8">V</text:span><text:span text:style-name="T8">ol</text:span><text:span text:style-name="T8">ta</text:span><text:span text:style-name="T8">g</text:span><text:span text:style-name="T8">e</text:span></text:p>
            <text:p text:style-name="P3"><text:span text:style-name="T8">O</text:span><text:span text:style-name="T8">U</text:span><text:span text:style-name="T8">T</text:span></text:p>
            <text:p text:style-name="P3"><text:span text:style-name="T8">1</text:span><text:span text:style-name="T8">2</text:span><text:span text:style-name="T8">V</text:span><text:span text:style-name="T8">z</text:span><text:span text:style-name="T8">z</text:span></text:p>
          </draw:text-box>
        </draw:frame>
        <draw:custom-shape draw:style-name="gr16" draw:text-style-name="P2" xml:id="id5" draw:id="id5" draw:layer="layout" svg:width="0.779cm" svg:height="0.551cm" draw:transform="rotate (-1.5707963267949) translate (5.977cm 0.8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0.788cm" svg:height="0.052cm" draw:transform="rotate (-1.5707963267949) translate (5.986cm 0.83cm)">
          <text:p/>
          <draw:enhanced-geometry svg:viewBox="0 0 21600 21600" draw:type="rectangle" draw:enhanced-path="M 0 0 L 21600 0 21600 21600 0 21600 0 0 Z N"/>
        </draw:custom-shape>
        <draw:connector draw:style-name="gr4" draw:text-style-name="P2" xml:id="id9" draw:id="id9" draw:layer="layout" svg:x1="5.977cm" svg:y1="1.218cm" svg:x2="6.526cm" svg:y2="2.801cm" draw:start-shape="id5" draw:start-glue-point="4" draw:end-shape="id6" draw:end-glue-point="0" svg:d="M5977 1218h549v1583" svg:viewBox="0 0 550 1584">
          <text:p/>
        </draw:connector>
        <draw:connector draw:style-name="gr4" draw:text-style-name="P2" draw:layer="layout" draw:line-skew="0.702cm 1.629cm" svg:x1="7.503cm" svg:y1="1.218cm" svg:x2="7.885cm" svg:y2="1.222cm" draw:start-shape="id7" draw:start-glue-point="0" draw:end-shape="id8" draw:end-glue-point="3" svg:d="M7503 1218v-4h102v8h280" svg:viewBox="0 0 383 9">
          <text:p/>
        </draw:connector>
        <draw:connector draw:style-name="gr4" draw:text-style-name="P2" xml:id="id7" draw:id="id7" draw:layer="layout" svg:x1="6.526cm" svg:y1="1.218cm" svg:x2="7.503cm" svg:y2="2.77cm" draw:start-shape="id9" draw:start-glue-point="0" draw:end-shape="id10" draw:end-glue-point="0" svg:d="M6526 1218h977v1552" svg:viewBox="0 0 978 1553">
          <text:p/>
        </draw:connector>
        <draw:connector draw:style-name="gr4" draw:text-style-name="P2" draw:layer="layout" draw:line-skew="-0.54cm" svg:x1="5.473cm" svg:y1="5.489cm" svg:x2="7.503cm" svg:y2="4.081cm" draw:start-shape="id11" draw:start-glue-point="0" draw:end-shape="id10" draw:end-glue-point="2" svg:d="M5473 5489v10h2030v-1418" svg:viewBox="0 0 2031 1419">
          <text:p/>
        </draw:connector>
        <draw:g xml:id="id8" draw:id="id8">
          <draw:line draw:style-name="gr1" draw:text-style-name="P1" draw:layer="layout" svg:x1="7.885cm" svg:y1="1.21cm" svg:x2="7.981cm" svg:y2="1.062cm">
            <text:p/>
          </draw:line>
          <draw:line draw:style-name="gr1" draw:text-style-name="P1" draw:layer="layout" svg:x1="8.18cm" svg:y1="1.365cm" svg:x2="7.979cm" svg:y2="1.063cm">
            <text:p/>
          </draw:line>
          <draw:line draw:style-name="gr1" draw:text-style-name="P1" draw:layer="layout" svg:x1="8.575cm" svg:y1="1.381cm" svg:x2="8.777cm" svg:y2="1.08cm">
            <text:p/>
          </draw:line>
          <draw:line draw:style-name="gr1" draw:text-style-name="P1" draw:layer="layout" svg:x1="8.17cm" svg:y1="1.371cm" svg:x2="8.372cm" svg:y2="1.07cm">
            <text:p/>
          </draw:line>
          <draw:line draw:style-name="gr1" draw:text-style-name="P1" draw:layer="layout" svg:x1="8.583cm" svg:y1="1.38cm" svg:x2="8.382cm" svg:y2="1.078cm">
            <text:p/>
          </draw:line>
          <draw:line draw:style-name="gr1" draw:text-style-name="P1" draw:layer="layout" svg:x1="8.982cm" svg:y1="1.381cm" svg:x2="8.781cm" svg:y2="1.079cm">
            <text:p/>
          </draw:line>
          <draw:line draw:style-name="gr1" draw:text-style-name="P1" draw:layer="layout" svg:x1="8.979cm" svg:y1="1.365cm" svg:x2="9.075cm" svg:y2="1.217cm">
            <text:p/>
          </draw:line>
        </draw:g>
        <draw:custom-shape draw:style-name="gr16" draw:text-style-name="P2" xml:id="id12" draw:id="id12" draw:layer="layout" svg:width="0.779cm" svg:height="0.551cm" draw:transform="rotate (-3.14159265358979) translate (9.805cm 3.7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line-skew="0cm -0.214cm" svg:x1="9.418cm" svg:y1="3.165cm" svg:x2="9.075cm" svg:y2="1.222cm" draw:start-shape="id12" draw:start-glue-point="7" draw:end-shape="id8" draw:end-glue-point="1" svg:d="M9418 3165v-868h-7v-1075h-336" svg:viewBox="0 0 344 1944">
          <text:p/>
        </draw:connector>
        <draw:custom-shape draw:style-name="gr17" draw:text-style-name="P2" xml:id="id13" draw:id="id13" draw:layer="layout" svg:width="0.788cm" svg:height="0.052cm" draw:transform="rotate (-3.14159265358979) translate (9.82cm 3.729cm)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.65cm" svg:x1="7.533cm" svg:y1="5.468cm" svg:x2="9.426cm" svg:y2="3.729cm" draw:end-shape="id13" draw:end-glue-point="0" svg:d="M7533 5468v31h1893v-1770" svg:viewBox="0 0 1894 1771">
          <text:p/>
        </draw:connector>
        <draw:connector draw:style-name="gr4" draw:text-style-name="P2" draw:layer="layout" svg:x1="9.075cm" svg:y1="1.222cm" svg:x2="10.925cm" svg:y2="1.224cm" draw:start-shape="id8" draw:start-glue-point="1" svg:d="M9075 1222h1200v2h650" svg:viewBox="0 0 1851 3">
          <text:p/>
        </draw:connector>
        <draw:connector draw:style-name="gr4" draw:text-style-name="P2" draw:layer="layout" svg:x1="9.423cm" svg:y1="5.498cm" svg:x2="10.863cm" svg:y2="5.499cm" svg:d="M9423 5498h720v1h720" svg:viewBox="0 0 1441 2">
          <text:p/>
        </draw:connector>
        <draw:frame draw:style-name="gr18" draw:text-style-name="P20" draw:layer="layout" svg:width="1.302cm" svg:height="0.569cm" svg:x="7.383cm" svg:y="3.613cm">
          <draw:text-box>
            <text:p text:style-name="P19"><text:span text:style-name="T9">100uF</text:span></text:p>
          </draw:text-box>
        </draw:frame>
        <draw:frame draw:style-name="gr19" draw:text-style-name="P21" draw:layer="layout" svg:width="0.756cm" svg:height="0.646cm" svg:x="5.557cm" svg:y="2.801cm">
          <draw:text-box>
            <text:p><text:span text:style-name="T6">R</text:span></text:p>
          </draw:text-box>
        </draw:frame>
        <draw:frame draw:style-name="gr19" draw:text-style-name="P21" draw:layer="layout" svg:width="0.756cm" svg:height="0.646cm" svg:x="8.12cm" svg:y="0.456cm">
          <draw:text-box>
            <text:p><text:span text:style-name="T6">R</text:span></text:p>
          </draw:text-box>
        </draw:frame>
        <draw:g>
          <draw:line draw:style-name="gr2" draw:text-style-name="P1" draw:layer="layout" svg:x1="5.769cm" svg:y1="5.772cm" svg:x2="5.218cm" svg:y2="5.777cm">
            <text:p/>
          </draw:line>
          <draw:line draw:style-name="gr2" draw:text-style-name="P1" draw:layer="layout" svg:x1="5.769cm" svg:y1="5.769cm" svg:x2="5.218cm" svg:y2="5.774cm">
            <text:p/>
          </draw:line>
          <draw:line draw:style-name="gr2" draw:text-style-name="P1" draw:layer="layout" svg:x1="5.368cm" svg:y1="5.876cm" svg:x2="5.642cm" svg:y2="5.876cm">
            <text:p/>
          </draw:line>
          <draw:line draw:style-name="gr2" draw:text-style-name="P1" draw:layer="layout" svg:x1="5.442cm" svg:y1="5.966cm" svg:x2="5.574cm" svg:y2="5.966cm">
            <text:p/>
          </draw:line>
          <draw:line draw:style-name="gr2" draw:text-style-name="P1" draw:layer="layout" svg:x1="5.501cm" svg:y1="5.765cm" svg:x2="5.503cm" svg:y2="5.534cm">
            <text:p/>
          </draw:line>
        </draw:g>
        <draw:frame draw:style-name="gr9" draw:text-style-name="P6" draw:layer="layout" svg:width="1.205cm" svg:height="0.607cm" svg:x="4.871cm" svg:y="6.024cm">
          <draw:text-box>
            <text:p text:style-name="P5"><text:span text:style-name="T2">GND</text:span></text:p>
          </draw:text-box>
        </draw:frame>
        <draw:frame draw:style-name="gr20" draw:text-style-name="P8" draw:layer="layout" svg:width="1.878cm" svg:height="0.887cm" svg:x="7.563cm" svg:y="1.351cm">
          <draw:text-box>
            <text:p text:style-name="P7"><text:span text:style-name="T4">25.4055k</text:span><text:span text:style-name="T5">Ω</text:span></text:p>
          </draw:text-box>
        </draw:frame>
        <draw:frame draw:style-name="gr21" draw:text-style-name="P23" draw:layer="layout" svg:width="1.039cm" svg:height="0.489cm" svg:x="9.006cm" svg:y="3.107cm">
          <draw:text-box>
            <text:p text:style-name="P22"><text:span text:style-name="T10">x19</text:span></text:p>
          </draw:text-box>
        </draw:frame>
        <draw:frame draw:style-name="gr5" draw:text-style-name="P4" draw:layer="layout" svg:width="0.343cm" svg:height="0.526cm" svg:x="9.359cm" svg:y="0.709cm">
          <draw:text-box>
            <text:p text:style-name="P3"><text:span text:style-name="T1">4</text:span></text:p>
          </draw:text-box>
        </draw:frame>
        <draw:frame draw:style-name="gr5" draw:text-style-name="P4" draw:layer="layout" svg:width="0.343cm" svg:height="0.526cm" svg:x="4.245cm" svg:y="0.709cm">
          <draw:text-box>
            <text:p text:style-name="P3"><text:span text:style-name="T1">2</text:span></text:p>
          </draw:text-box>
        </draw:frame>
        <draw:frame draw:style-name="gr5" draw:text-style-name="P4" draw:layer="layout" svg:width="0.343cm" svg:height="0.526cm" svg:x="6.362cm" svg:y="0.71cm">
          <draw:text-box>
            <text:p text:style-name="P3"><text:span text:style-name="T1">3</text:span></text:p>
          </draw:text-box>
        </draw:frame>
        <draw:frame draw:style-name="gr5" draw:text-style-name="P4" draw:layer="layout" svg:width="0.343cm" svg:height="0.526cm" svg:x="4.691cm" svg:y="2.473cm">
          <draw:text-box>
            <text:p text:style-name="P3"><text:span text:style-name="T1">+</text:span></text:p>
          </draw:text-box>
        </draw:frame>
        <draw:frame draw:style-name="gr5" draw:text-style-name="P4" draw:layer="layout" svg:width="0.343cm" svg:height="0.526cm" svg:x="4.701cm" svg:y="4.217cm">
          <draw:text-box>
            <text:p text:style-name="P3"><text:span text:style-name="T1">-</text:span></text:p>
          </draw:text-box>
        </draw:frame>
        <draw:frame draw:style-name="gr22" draw:text-style-name="P4" draw:layer="layout" svg:width="0.861cm" svg:height="0.86cm" svg:x="4.607cm" svg:y="3.376cm">
          <draw:text-box>
            <text:p text:style-name="P3"><text:span text:style-name="T1">V</text:span><text:span text:style-name="T11">S</text:span></text:p>
          </draw:text-box>
        </draw:frame>
        <draw:custom-shape draw:style-name="gr16" draw:text-style-name="P2" draw:layer="layout" svg:width="0.093cm" svg:height="0.104cm" svg:x="10.833cm" svg:y="1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093cm" svg:height="0.104cm" svg:x="10.833cm" svg:y="1.1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" draw:layer="layout" svg:width="0.093cm" svg:height="0.104cm" svg:x="10.791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7T00:03:35.443550065</dc:date>
    <meta:editing-duration>PT21M57S</meta:editing-duration>
    <meta:editing-cycles>4</meta:editing-cycles>
    <meta:generator>LibreOffice/6.4.7.2$Linux_X86_64 LibreOffice_project/40$Build-2</meta:generator>
    <meta:document-statistic meta:object-count="112"/>
  </office:meta>
</office:document-meta>
</file>